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1" svg:font-family="'Bitstream Vera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fo:font-size="13pt" style:font-size-asian="13pt" style:font-size-complex="13pt"/>
    </style:style>
    <style:style style:name="P3" style:family="paragraph" style:parent-style-name="Preformatted_20_Text">
      <style:text-properties officeooo:rsid="001603a2" officeooo:paragraph-rsid="001603a2"/>
    </style:style>
    <style:style style:name="P4" style:family="paragraph" style:parent-style-name="Preformatted_20_Text">
      <style:text-properties officeooo:paragraph-rsid="0016e79f"/>
    </style:style>
    <style:style style:name="P5" style:family="paragraph" style:parent-style-name="Preformatted_20_Text">
      <style:paragraph-properties fo:margin-left="0.101cm" fo:margin-right="0.101cm" fo:text-indent="0.801cm" style:auto-text-indent="false"/>
    </style:style>
    <style:style style:name="P6" style:family="paragraph" style:parent-style-name="Preformatted_20_Text">
      <style:paragraph-properties fo:margin-left="0.101cm" fo:margin-right="0.101cm" fo:text-align="justify" style:justify-single-word="false" fo:text-indent="0.801cm" style:auto-text-indent="false"/>
    </style:style>
    <style:style style:name="P7" style:family="paragraph" style:parent-style-name="Preformatted_20_Text">
      <style:paragraph-properties fo:margin-left="0.101cm" fo:margin-right="0.101cm" fo:text-align="justify" style:justify-single-word="false" fo:text-indent="0.801cm" style:auto-text-indent="false"/>
      <style:text-properties officeooo:paragraph-rsid="0016e79f"/>
    </style:style>
    <style:style style:name="P8" style:family="paragraph" style:parent-style-name="Preformatted_20_Text" style:list-style-name="L1"/>
    <style:style style:name="P9" style:family="paragraph" style:parent-style-name="Preformatted_20_Text" style:list-style-name="L2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03a2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603a2" style:font-style-asian="italic" style:font-weight-asian="bold" style:font-style-complex="italic" style:font-weight-complex="bold"/>
    </style:style>
    <style:style style:name="T5" style:family="text">
      <style:text-properties officeooo:rsid="0016e79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Задание практикума</text:p>
      <text:p text:style-name="P2">«Анализатор грамматик в формате GNU bison»</text:p>
      <text:p text:style-name="Preformatted_20_Text"/>
      <text:p text:style-name="Preformatted_20_Text">Нужно написать программу, которая по текстовому файлу с грамматикой описанной в формате GNU bison (<text:a xlink:type="simple" xlink:href="http://www.gnu.org/software/bison/" text:style-name="Internet_20_link" text:visited-style-name="Visited_20_Internet_20_Link">http://www.gnu.org/software/bison/</text:a>) выдаст ответ: применим ли к данной грамматике метод рекурсивного спуска или нет. <text:span text:style-name="T2">Необходимо так же написать программу, которая должна приводить грамматику к каноническому виду удаляя недостижимые и бесплодные символы. Результатом работы должен быть текстовый файл с описанием грамматики в формате GNU bison, а так же программу, которая удаляет из грамматики epsilon альтернативы, строя при этом эквивалентную исходной грамматику. <text:s/></text:span></text:p>
      <text:p text:style-name="Preformatted_20_Text"/>
      <text:p text:style-name="Preformatted_20_Text"><text:span text:style-name="T2">Д</text:span>олжн<text:span text:style-name="T2">ы быть реализованы как библиотечные функции </text:span>обязательные компоненты:</text:p>
      <text:list xml:id="list4462510945845046321" text:style-name="L1">
        <text:list-item>
          <text:p text:style-name="P8">Лексический анализатор — должен разбирать файл в формате <text:s/>GNU bison на лексемы.</text:p>
        </text:list-item>
        <text:list-item>
          <text:p text:style-name="P8">Синтаксический анализатор – должен определять корректность синтаксиса файла в формате <text:s/>GNU bison. <text:span text:style-name="T2">Требуется реализация методом рекурсивного спуска.</text:span></text:p>
        </text:list-item>
        <text:list-item>
          <text:p text:style-name="P8">Семантический анализатор – <text:s/>должен позволять записывать грамматику во внутренний формат в оперативную память для дальнейшей её обработки. <text:span text:style-name="T2">Некоторые функции семантического анализа можно совместить с синтаксическим.</text:span></text:p>
        </text:list-item>
      </text:list>
      <text:p text:style-name="Preformatted_20_Text"/>
      <text:p text:style-name="Preformatted_20_Text"/>
      <text:p text:style-name="P3">Требования к ходу выполнения задания:</text:p>
      <text:list xml:id="list9122492746556743068" text:style-name="L2">
        <text:list-item>
          <text:p text:style-name="P9"><text:span text:style-name="T2">Необходимо описать </text:span>контекстно свободную грамматику, которая описывает <text:span text:style-name="T2">текстовый формат файлов </text:span>GNU bison, и при этом допускает разбор методом рекурсивного спуска. <text:span text:style-name="T2">В</text:span> качестве терминального символа используется лексема. <text:span text:style-name="T2">Лексемы получаются с этапа лексического анализа. </text:span>Для этапа лексического анализа <text:span text:style-name="T2">также необходимо </text:span>описать регулярную грамматику.</text:p>
        </text:list-item>
        <text:list-item>
          <text:p text:style-name="P9">Пишется программа, которая умеет отвечать на файл <text:span text:style-name="T2">c расширением .y или <text:s/>.ypp</text:span> (<text:span text:style-name="T1">Да</text:span> — файл синтаксически верен и <text:span text:style-name="T1">Нет</text:span> – была синтаксическая ошибка в такой-то строке и в таком-то столбце).</text:p>
        </text:list-item>
        <text:list-item>
          <text:p text:style-name="P9"><text:span text:style-name="T2">В</text:span> грамматику <text:span text:style-name="T2">вставляются действия</text:span>, которые при разборе формируют в памяти процесса хранилище правил грамматики. <text:span text:style-name="T2">(В этом месте можно использовать STL.)</text:span></text:p>
        </text:list-item>
        <text:list-item>
          <text:p text:style-name="P9">К данным<text:span text:style-name="T2">, полученным в результате разбора и хранящимся в оперативной памяти </text:span>применяете алгоритмы анализа грамматики<text:span text:style-name="T2">, реализуя их в двух <text:s/>программах.</text:span></text:p>
          <text:p text:style-name="P9"/>
        </text:list-item>
      </text:list>
      <text:p text:style-name="P1"/>
      <text:p text:style-name="P6">Далее приведёно некоторое упрощённое описание синтаксиса bison файла.</text:p>
      <text:p text:style-name="P6"/>
      <text:p text:style-name="P7">Файл начинается со служебной информации. Служебная информация начинается с декларации конструкций языка C. Конструкции описываются внутри <text:span text:style-name="T2">скобок организованных следующим образом:</text:span> <text:span text:style-name="T3">%{ /* </text:span><text:span text:style-name="T4">Здесь код */</text:span><text:span text:style-name="T3"> }%</text:span>. Далее в качестве служебной информации выступает описание лексем в bison грамматике. «<text:span text:style-name="T3">%token Имя_лексемы;</text:span>» (в тексте могут встречаться так же одно символьные не именованные лексемы, например '\r' или 'f'). Далее после <text:span text:style-name="T3">%%</text:span> идёт собственно описание грамматики.</text:p>
      <text:p text:style-name="P7">Правила выглядят <text:span text:style-name="T5">следующим образом:</text:span> «<text:span text:style-name="T3">левая_часть: первая_альтернатива | вторая_альтернатива | третья_альтернатива ;</text:span>». Здесь левая часть <text:span text:style-name="T2">является </text:span>не терминальны<text:span text:style-name="T2">м</text:span> символ<text:span text:style-name="T2">ом</text:span> <text:span text:style-name="T5">контекстно-</text:span>свободной грамматики, а альтернативы — <text:span text:style-name="T5">это </text:span>один из вариантов порождаемой цепочки. Возможно указание пустой цепочки, тогда в альтернативе не будет присутствовать ни одной лексемы и ни одного не терминального символа. </text:p>
      <text:p text:style-name="P7">В файле могут встречаться комментарии в стиле языка программирования C. Текст указанный в фигурных скобках используется для описания действий в правой части правил контекстно-свободной грамматики. Описания правил заканчиваются двумя <text:span text:style-name="T3">%%</text:span>. Далее идёт код на языке C/С++, который с точки зрения данного задания должен восприниматься просто как комментарий.</text:p>
      <text:p text:style-name="P6"><text:soft-page-break/></text:p>
      <text:p text:style-name="P6"/>
      <text:p text:style-name="P5">Ниже приведён пример файла с описанием КС грамматики:</text:p>
      <text:p text:style-name="Preformatted_20_Text"/>
      <text:p text:style-name="Preformatted_20_Text">%{</text:p>
      <text:p text:style-name="Preformatted_20_Text">#include &lt;stdio.h&gt;</text:p>
      <text:p text:style-name="Preformatted_20_Text">%}</text:p>
      <text:p text:style-name="Preformatted_20_Text"/>
      <text:p text:style-name="Preformatted_20_Text">%token NUM;</text:p>
      <text:p text:style-name="Preformatted_20_Text"/>
      <text:p text:style-name="Preformatted_20_Text">%%</text:p>
      <text:p text:style-name="Preformatted_20_Text"><text:s text:c="3"/>input: <text:s text:c="3"/>/* empty */</text:p>
      <text:p text:style-name="Preformatted_20_Text"><text:s text:c="13"/>| input line</text:p>
      <text:p text:style-name="Preformatted_20_Text"><text:s text:c="5"/>;</text:p>
      <text:p text:style-name="Preformatted_20_Text"/>
      <text:p text:style-name="Preformatted_20_Text"><text:s text:c="5"/>line: <text:s text:c="4"/>'\n'</text:p>
      <text:p text:style-name="Preformatted_20_Text"><text:s text:c="13"/>| exp '\n' <text:s text:c="5"/>{ printf ("\t%.10g\n", $1); }</text:p>
      <text:p text:style-name="Preformatted_20_Text"><text:s text:c="5"/>;</text:p>
      <text:p text:style-name="Preformatted_20_Text"/>
      <text:p text:style-name="Preformatted_20_Text"><text:s text:c="5"/>exp: <text:s text:c="5"/>NUM <text:s text:c="10"/>{ $$ = $1; <text:s text:c="10"/>}</text:p>
      <text:p text:style-name="Preformatted_20_Text"><text:s text:c="13"/>| exp exp '+' <text:s text:c="2"/>{ $$ = $1 + $2; <text:s text:c="5"/>}</text:p>
      <text:p text:style-name="Preformatted_20_Text"><text:s text:c="13"/>| exp exp '-' <text:s text:c="2"/>{ $$ = $1 - $2; <text:s text:c="5"/>}</text:p>
      <text:p text:style-name="Preformatted_20_Text"><text:s text:c="13"/>| exp exp '*' <text:s text:c="2"/>{ $$ = $1 * $2; <text:s text:c="5"/>}</text:p>
      <text:p text:style-name="Preformatted_20_Text"><text:s text:c="13"/>| exp exp '/' <text:s text:c="2"/>{ $$ = $1 / $2; <text:s text:c="5"/>}</text:p>
      <text:p text:style-name="Preformatted_20_Text"><text:s text:c="14"/>/* Exponentiation */</text:p>
      <text:p text:style-name="Preformatted_20_Text"><text:s text:c="13"/>| exp exp '^' <text:s text:c="2"/>{ $$ = pow ($1, $2); }</text:p>
      <text:p text:style-name="Preformatted_20_Text"><text:s text:c="14"/>/* Unary minus <text:s text:c="3"/>*/</text:p>
      <text:p text:style-name="Preformatted_20_Text"><text:s text:c="13"/>| exp 'n' <text:s text:c="6"/>{ $$ = -$1; <text:s text:c="9"/>}</text:p>
      <text:p text:style-name="Preformatted_20_Text"><text:s text:c="5"/>;</text:p>
      <text:p text:style-name="Preformatted_20_Text"><text:s text:c="3"/>%%</text:p>
      <text:p text:style-name="Preformatted_20_Text"/>
      <text:p text:style-name="Preformatted_20_Text">Более подробно о том как и что может содержаться в файле с грамматиками можно прочитать вот здесь:</text:p>
      <text:p text:style-name="Preformatted_20_Text"><text:a xlink:type="simple" xlink:href="http://www.gnu.org/software/bison/manual/html_node/index.html" text:style-name="Internet_20_link" text:visited-style-name="Visited_20_Internet_20_Link">http://www.gnu.org/software/bison/manual/html_node/index.html</text:a></text:p>
      <text:p text:style-name="P4"><text:a xlink:type="simple" xlink:href="http://trpl.narod.ru/CC_Bison.htm" text:style-name="Internet_20_link" text:visited-style-name="Visited_20_Internet_20_Link"><text:span text:style-name="T5">http://trpl.narod.ru/CC_Bison.htm</text:span></text:a>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1" svg:font-family="'Bitstream Vera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Bitstream Vera Sans1" style:font-family-asian="'Bitstream Vera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7T11:29:25</meta:creation-date>
    <dc:date>2016-04-27T20:19:17.510858364</dc:date>
    <meta:editing-duration>PT18M22S</meta:editing-duration>
    <meta:editing-cycles>3</meta:editing-cycles>
    <meta:generator>LibreOffice/4.3.3.2$Linux_X86_64 LibreOffice_project/430m0$Build-2</meta:generator>
    <dc:creator>Alexey Nikolaevich Salnikov</dc:creator>
    <meta:document-statistic meta:table-count="0" meta:image-count="0" meta:object-count="0" meta:page-count="2" meta:paragraph-count="42" meta:word-count="556" meta:character-count="4144" meta:non-whitespace-character-count="3375"/>
  </office:meta>
</office:document-meta>
</file>